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1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kod_szczepionki</text:p>
          </table:table-cell>
          <table:table-cell office:value-type="string" calcext:value-type="string">
            <text:p>liczba_dawek</text:p>
          </table:table-cell>
        </table:table-row>
        <table:table-row table:style-name="ro1">
          <table:table-cell office:value-type="string" calcext:value-type="string">
            <text:p>sz1_3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z2_1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z3_5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z4_2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z5_1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z6_3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z7_5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z8_2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z9_5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z10_4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z11_1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z12_3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z13_5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z14_1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z15_5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z16_1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z17_4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z18_2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z19_2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z20_5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z21_5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z22_3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z23_1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z24_3d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5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5T13:29:02.247000000</meta:creation-date>
    <dc:date>2025-02-15T13:35:54.680000000</dc:date>
    <meta:editing-duration>PT6M51S</meta:editing-duration>
    <meta:editing-cycles>2</meta:editing-cycles>
    <meta:generator>LibreOffice/24.8.4.2$Windows_X86_64 LibreOffice_project/bb3cfa12c7b1bf994ecc5649a80400d06cd71002</meta:generator>
    <meta:document-statistic meta:table-count="1" meta:cell-count="50" meta:object-count="0"/>
  </office:meta>
</office:document-meta>
</file>